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break-before="page"/>
      <style:text-properties fo:font-size="16pt" officeooo:paragraph-rsid="0022a3a7" style:font-size-asian="16pt" style:font-size-complex="16pt"/>
    </style:style>
    <style:style style:name="P2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6pt" fo:font-weight="normal" officeooo:paragraph-rsid="000f4c22" style:font-size-asian="16pt" style:font-weight-asian="normal" style:font-size-complex="16pt" style:font-weight-complex="normal"/>
    </style:style>
    <style:style style:name="P4" style:family="paragraph" style:parent-style-name="Text_20_body">
      <style:text-properties fo:font-size="16pt" fo:font-weight="normal" officeooo:paragraph-rsid="0032f2d7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8c46f"/>
    </style:style>
    <style:style style:name="T3" style:family="text">
      <style:text-properties officeooo:rsid="003156f2"/>
    </style:style>
    <style:style style:name="T4" style:family="text">
      <style:text-properties officeooo:rsid="0032f2d7"/>
    </style:style>
    <style:style style:name="T5" style:family="text">
      <style:text-properties officeooo:rsid="00362d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Madame, Monsieur,</text:span></text:span></text:p>
      <text:p text:style-name="P2">Votre classe préparatoire MP2I, avec son enseignement d’excellence en informatique, mathématiques et physique, offre un environnement exigeant et stimulant qui m’attire particulièrement. En janvier dernier, j’ai eu l’occasion de participer à une journée d’immersion dans votre lycée, où j’ai pu échanger avec des étudiants et assister à des cours. <text:span text:style-name="T4">R</text:span>enforçant ainsi ma motivation à rejoindre votre établissement.</text:p>
      <text:p text:style-name="P4">Passionné par l’informatique, notamment la programmation bas niveau et l’architecture des processeurs, je programme en Python et C++ depuis plusieurs années. Ces compétences m’ont permis de réaliser des projets personnels tels que la <text:span text:style-name="T4">création de ma version</text:span> du jeu de la vie de John Horton Conway, <text:span text:style-name="T4">une implémentation de l’algorithme de pathfinding A* </text:span>et la conception d’un processeur programmable dans un environnement de simulation.</text:p>
      <text:p text:style-name="P2">Rejoindre votre classe préparatoire serait pour moi l’opportunité idéale <text:span text:style-name="T4">d’</text:span>enrichir mes connaissances scientifiques et techniques, et <text:span text:style-name="T5">de </text:span>me préparer aux exigences des écoles d’ingénieurs. Je suis convaincu que cet environnement de travail rigoureux et motivant me permettra de développer tout mon potentiel et d’atteindre mes ambitions professionnelles.</text:p>
      <text:p text:style-name="P2">Je vous remercie de l’attention que vous porterez à ma candidature.</text:p>
      <text:p text:style-name="P3">Veuillez agréer, Madame, Monsieur, l’expression de mes salutations distinguée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6T21:14:59.045000000</meta:creation-date>
    <dc:date>2025-03-30T19:36:02.789000000</dc:date>
    <meta:editing-duration>PT3H56M42S</meta:editing-duration>
    <meta:editing-cycles>17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6" meta:word-count="190" meta:character-count="1360" meta:non-whitespace-character-count="1175"/>
  </office:meta>
</office:document-meta>
</file>